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table:number-columns-repeated="11"/>
          <table:table-cell office:value-type="string" calcext:value-type="string">
            <text:p>spell_thunder_damage</text:p>
          </table:table-cell>
          <table:table-cell table:number-columns-repeated="33"/>
          <table:table-cell office:value-type="string" calcext:value-type="string">
            <text:p>spell_water_damag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big_breath_of_thunder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big_heart_of_fir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big_heart_of_thunder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ic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natur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thunder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_and_do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nature_damage_and_dot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gic_shiel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batter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K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harmony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cane_devoti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2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magical_lif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divinity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big_aura_ef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purity</text:p>
          </table:table-cell>
          <table:table-cell table:number-columns-repeated="10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in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hunter</text:p>
          </table:table-cell>
          <table:table-cell table:number-columns-repeated="3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flat_health_phys_dmg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6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34"/>
          <table:table-cell office:value-type="string" calcext:value-type="string">
            <text:p>K</text:p>
          </table:table-cell>
          <table:table-cell table:number-columns-repeated="3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verflowing_vitality</text:p>
          </table:table-cell>
          <table:table-cell table:number-columns-repeated="5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68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refined_tast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lood_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rue_hit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K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 table:number-rows-repeated="1048353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0:02:29.8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2-04T10:34:26.713000000</dc:date>
    <meta:editing-cycles>206</meta:editing-cycles>
    <meta:editing-duration>PT11H40M2S</meta:editing-duration>
    <meta:document-statistic meta:table-count="1" meta:cell-count="2327" meta:object-count="0"/>
  </office:meta>
</office:document-meta>
</file>